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officeooo:paragraph-rsid="001bd130"/>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language="en" fo:country="US" style:text-underline-style="none"/>
    </style:style>
    <style:style style:name="T4" style:family="text">
      <style:text-properties fo:language="pt" fo:country="BR" style:text-underline-style="none"/>
    </style:style>
    <style:style style:name="T5" style:family="text">
      <style:text-properties officeooo:rsid="00158648"/>
    </style:style>
    <style:style style:name="T6" style:family="text">
      <style:text-properties officeooo:rsid="0017e896"/>
    </style:style>
    <style:style style:name="T7" style:family="text">
      <style:text-properties officeooo:rsid="00196313"/>
    </style:style>
    <style:style style:name="T8" style:family="text">
      <style:text-properties officeooo:rsid="0019fae1"/>
    </style:style>
    <style:style style:name="T9" style:family="text">
      <style:text-properties officeooo:rsid="001bd1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gras de Negócio</text:h>
      <text:p text:style-name="Text_20_body"/>
      <text:p text:style-name="Standard">RN01. Nenhum <text:span text:style-name="T1">Aluno</text:span> deve ter situação AP (aprovado) numa <text:span text:style-name="T1">Turma</text:span> caso sua nota final, no momento do lançamento, seja menor do que o valor estipulado como mínimo para aprovação.</text:p>
      <text:p text:style-name="Standard">Fonte: Plano pedagógico</text:p>
      <text:p text:style-name="Standard"/>
      <text:p text:style-name="Standard">RN02. Nenhum Aluno deve ter situação AP (aprovado) numa <text:span text:style-name="T1">Turma</text:span> caso a quantidade de faltas seja maior, no momento do lançamento, que o limite percentual de 25% da carga horária do curso.</text:p>
      <text:p text:style-name="Standard">Fonte: Plano pedagógico</text:p>
      <text:p text:style-name="Standard"/>
      <text:p text:style-name="Standard">RN03. Um <text:span text:style-name="T1">Aluno</text:span> que teve sua solicitação de inscrição indeferida deve saber o motivo do indeferimento.</text:p>
      <text:p text:style-name="Standard">Fonte: <text:span text:style-name="T2">Direção do IST-Rio</text:span></text:p>
      <text:p text:style-name="Standard"/>
      <text:p text:style-name="Standard">RN04. Um <text:span text:style-name="T1">Aluno</text:span> que teve sua solicitação de inscrição em uma <text:span text:style-name="T1">Turma</text:span> deferida, embora tivesse algum impedimento regimental para cursá-la, o Coordenador deve obrigatoriamente informar o motivo do deferimento, com argumentos que resguardam a instituição pelo não cumprimento na norma regimental.</text:p>
      <text:p text:style-name="Standard">Fonte: <text:span text:style-name="T2">Direção do IST-Rio</text:span></text:p>
      <text:p text:style-name="Standard"/>
      <text:p text:style-name="Standard">RN05. Um <text:span text:style-name="T1">Aluno</text:span> não pode solicitar inscrição para uma <text:span text:style-name="T1">Turma</text:span> de um componente curricular para a qual já tenha cumprido (obtido aprovação ou isenção) ou para a qual já tenha solicitado inscrição no mesmo período letivo do mesmo curso.</text:p>
      <text:p text:style-name="Standard">Fonte: <text:span text:style-name="T2">Coordenação Acadêmica</text:span></text:p>
      <text:p text:style-name="Standard"/>
      <text:p text:style-name="Standard">RN06. Um <text:span text:style-name="T1">Aluno</text:span> não pode se inscrever para mais do que uma quantidade parametrizada de turmas, num mesmo período letivo, para o mesmo curso.</text:p>
      <text:p text:style-name="Standard">Fonte: <text:span text:style-name="T2">Coordenação Acadêmica</text:span></text:p>
      <text:p text:style-name="Standard"/>
      <text:p text:style-name="Standard">RN07. Uma <text:span text:style-name="T1">Turma</text:span> não pode ter uma quantidade de vagas ofertadas maior do que a menor capacidade entre os espaços ocupados por essa mesma <text:span text:style-name="T1">Turma</text:span>.</text:p>
      <text:p text:style-name="P1">Fonte: Direção do IST-Rio</text:p>
      <text:p text:style-name="Standard"/>
      <text:p text:style-name="Standard">RN08. Um aluno só pode ser inscrito em duas <text:span text:style-name="T1">Turmas</text:span><text:span text:style-name="T2"> colidindo um ou mais tempos semanais de aulas</text:span>, no mesmo período letivo, do mesmo curso, com a expressa anuência do Coordenador Acadêmico, que deve justificar sua autorização.</text:p>
      <text:p text:style-name="Standard">Fonte: <text:span text:style-name="T2">Coordenação Acadêmica</text:span></text:p>
      <text:p text:style-name="Standard"/>
      <text:p text:style-name="Standard">RN09. Um <text:span text:style-name="T1">Aluno</text:span> só pode ser inscrito em uma <text:span text:style-name="T1">Turma</text:span> para a qual ele não tenha pré-requisito, no mesmo período letivo, do mesmo curso, com a expressa anuência do Coordenador Acadêmico, que deve justificar sua autorização.</text:p>
      <text:p text:style-name="Standard">Fonte: <text:span text:style-name="T2">Coordenação Acadêmica</text:span></text:p>
      <text:p text:style-name="Standard"/>
      <text:p text:style-name="Standard">RN10. Um <text:span text:style-name="T1">Aluno</text:span> só pode ser inscrito em uma <text:span text:style-name="T1">Turma</text:span> de uma disciplina na qual ele foi reprovado for falta (RF) no período letivo imediatamente anterior, do mesmo curso, com a expressa anuência do Coordenador Acadêmico, que deve justificar sua autorização.</text:p>
      <text:p text:style-name="Standard">Fonte: <text:span text:style-name="T2">Coordenação Acadêmica</text:span></text:p>
      <text:p text:style-name="Standard"/>
      <text:p text:style-name="Standard">RN11. Um <text:span text:style-name="T1">Aluno</text:span> só pode ser inscrito em uma <text:span text:style-name="T1">Turma</text:span> de uma disciplina na qual ele foi reprovado 3 vezes ou mais (seja por falta ou por média), do mesmo curso, com a expressa anuência do <text:soft-page-break/>Coordenador Acadêmico, que deve justificar sua autorização.</text:p>
      <text:p text:style-name="Standard">Fonte: <text:s/><text:span text:style-name="T2">Regimento Interno IST-Rio</text:span></text:p>
      <text:p text:style-name="Standard"/>
      <text:p text:style-name="Standard">RN12. Um <text:span text:style-name="T1">Aluno</text:span> cuja matrícula exceda 5 (cinco) anos só poderá ter sua solicitação de inscrição em turma <text:s/>aceita com a expressa anuência do <text:span text:style-name="T1">Coordenador Acadêmico</text:span><text:span text:style-name="T2">, que deve justificar sua autorização </text:span><text:span text:style-name="T3">embasado por sua vez na </text:span><text:span text:style-name="T4">autorização de</text:span><text:span text:style-name="T2"> re-ingresso pelo conselho acadêmico.</text:span></text:p>
      <text:p text:style-name="P1">Fonte: Regimento Interno IST-Rio, seção V, Art.90, parágrafo 1.</text:p>
      <text:p text:style-name="P1"/>
      <text:p text:style-name="P1">RN13. Um <text:span text:style-name="T1">Aluno</text:span> não pode solicitar inscrição em disciplina quando estiver em atraso da devolução de uma ou mais exemplar tomado emprestado da biblioteca.</text:p>
      <text:p text:style-name="P1">Fonte: Direção do IST-Rio.</text:p>
      <text:p text:style-name="P1"/>
      <text:p text:style-name="P1">RN14. Um <text:span text:style-name="T1">Aluno</text:span>, para cumprir toda a carga de componentes curriculares obrigatórios, cursa os da <text:span text:style-name="T1">Matriz Curricular</text:span> vigente do <text:span text:style-name="T1">Curso</text:span> na data do ingresso dele na instituição, embora seja possível cumprir um ou mais requisitos com um <text:span text:style-name="T1">Componente Curricular</text:span> especificado como equivalente numa Matriz Curricular mais atual que a original do Aluno.</text:p>
      <text:p text:style-name="P1">Fonte: Direção do IST-Rio.</text:p>
      <text:p text:style-name="P1"/>
      <text:p text:style-name="P1">RN15. O Coeficiente de Rendimento (CR) do <text:span text:style-name="T1">Aluno</text:span> é dado por matrícula num determinado curso, e é calculado como a média ponderada das notas dos componentes curriculares cursados (exceto aqueles para o qual foi Isento), usando a quantidade de créditos do componente curricular como peso. Entram no computo até os componentes curriculares cursados em que ele ficou reprovado por falta ou por média. Caso não tenha cursado nenhum componente ainda, a CR será zero.</text:p>
      <text:p text:style-name="P1">Fonte:</text:p>
      <text:p text:style-name="P1"/>
      <text:p text:style-name="P1">RN16. Um <text:span text:style-name="T1">Aluno</text:span> não pode se inscrever em menos do que quantidade mínima parametrizada de turmas, num mesmo período letivo, para o mesmo curso, exceto se forem as últimas restantes para cursar.</text:p>
      <text:p text:style-name="P1">Fonte: Coordenação Acadêmica</text:p>
      <text:p text:style-name="P1"/>
      <text:p text:style-name="P1">RN17. O <text:span text:style-name="T1">Aluno</text:span> ingressante por vestibular deve cursar obrigatoriamente todas as disciplinas do primeiro período, não havendo isenções para estas disciplinas.</text:p>
      <text:p text:style-name="P1">Fonte: Regimento Interno IST-Rio</text:p>
      <text:p text:style-name="P1"/>
      <text:p text:style-name="P1">RN18. Ao lançar a situação de um <text:span text:style-name="T1">Aluno</text:span> com reprovado por falta, a nota final atribuída a ele será automaticamente 0 (zero).</text:p>
      <text:p text:style-name="P1">Fonte: Coordenação Acadêmica</text:p>
      <text:p text:style-name="P1"/>
      <text:p text:style-name="P1">RN19. O <text:span text:style-name="T1">Aluno</text:span> que tranca a sua matrícula deve enquadrar-se na grade vigente no momento da reabertura de sua matrícula, abdicando do direito em cursar a grade na qual foi enquadrado no momento da sua matrícula original ou do enquadramento ocorrido na reabertura de matrícula de um trancamento anterior.</text:p>
      <text:p text:style-name="P1">Fonte: Coordenação Acadêmica</text:p>
      <text:p text:style-name="P1"/>
      <text:p text:style-name="P1">RN20. O <text:span text:style-name="T1">Aluno</text:span> só pode trancar a matrícula por, no máximo, dois períodos letivos, consecutivos ou não.</text:p>
      <text:p text:style-name="P1">Fonte: Regimento IST-Rio</text:p>
      <text:p text:style-name="P1"/>
      <text:p text:style-name="P1">RN21. Uma <text:span text:style-name="T1">Matriz Curricular</text:span> de um determinado <text:span text:style-name="T1">Curso</text:span> deve, obrigatoriamente, estabelecer para cada um de seus componentes curriculares a equivalência com os compoentes da matriz imediatamente antecessora, exceto se ela for a primeira.</text:p>
      <text:p text:style-name="P1">Fonte: <text:s/>Direção do IST-Rio</text:p>
      <text:p text:style-name="P1"><text:soft-page-break/></text:p>
      <text:p text:style-name="P1">RN22. Um <text:span text:style-name="T1">Aluno</text:span> só pode ser inscrito em uma <text:span text:style-name="T1">Turma</text:span> ofertada em turno diferente do de ingresso (vinculado à matrícula dele) com a expressa anuência do Coordenador Acadêmico, que deve justificar sua autorização. O aluno deve estar ciente que tal deferimento só ocorrerá quando houver vaga na turma solicitada, após ser dada preferência a todos os alunos que são do turno da turma.</text:p>
      <text:p text:style-name="P1">Fonte: Coordenação Acadêmica </text:p>
      <text:p text:style-name="P1"/>
      <text:p text:style-name="P2">RN23. Uma <text:span text:style-name="T1">Matrícula de Aluno</text:span> está desatualizada <text:span text:style-name="T5">se </text:span><text:bookmark-start text:name="__DdeLink__1747_684998045"/>a situação <text:span text:style-name="T5">é</text:span> <text:span text:style-name="T1">Cursando</text:span> ou <text:span text:style-name="T1">Trancada</text:span> <text:span text:style-name="T9">e</text:span><text:span text:style-name="T5"> </text:span>a data da última atualização de sua matrícula no histórico for anterior à <text:span text:style-name="T7">data </text:span><text:span text:style-name="T8">de início do </text:span><text:span text:style-name="T6">último período letivo cadastrado.</text:span><text:bookmark-end text:name="__DdeLink__1747_6849980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io Belo</meta:initial-creator>
    <meta:creation-date>2010-02-20T17:30:54.49</meta:creation-date>
    <dc:date>2011-04-10T16:46:55</dc:date>
    <meta:editing-duration>PT18H25M11S</meta:editing-duration>
    <meta:editing-cycles>55</meta:editing-cycles>
    <meta:generator>OpenOffice.org/3.2$Linux OpenOffice.org_project/320m19$Build-9505</meta:generator>
    <dc:creator>mbelo </dc:creator>
    <meta:document-statistic meta:table-count="0" meta:image-count="0" meta:object-count="0" meta:page-count="3" meta:paragraph-count="46" meta:word-count="909" meta:character-count="5741"/>
    <meta:user-defined meta:name="Informações 1"/>
    <meta:user-defined meta:name="Informações 2"/>
    <meta:user-defined meta:name="Informações 3"/>
    <meta:user-defined meta:name="Informações 4"/>
  </office:meta>
</office:document-meta>
</file>